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3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NUTRI MASCOTAS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2602398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723891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DRIGUEZ PEREZ, ANDERSO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535912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723891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MESONES PEREZ, JIMMY POOL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4562327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1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2/11/2021</text:p>
          </table:table-cell>
          <table:table-cell table:style-name="Tabla2.A3" office:value-type="string">
            <text:p text:style-name="P22">5495804</text:p>
          </table:table-cell>
          <table:table-cell table:style-name="Tabla2.D3" office:value-type="string">
            <text:p text:style-name="P23">89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1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2T23:46:0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